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Standard" style:list-style-name="L2">
      <style:text-properties fo:font-weight="normal" style:font-weight-asian="normal" style:font-weight-complex="normal"/>
    </style:style>
    <style:style style:name="P6" style:family="paragraph" style:parent-style-name="Standard" style:list-style-name="L3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EF Core Code First</text:p>
      <text:p text:style-name="P1"><text:tab/>Code First<text:span text:style-name="T1"> means to write the .NET classes and let EF Core create the database from the mappings</text:span></text:p>
      <text:p text:style-name="P2"/>
      <text:p text:style-name="P2"><text:tab/>Why Use Code First?</text:p>
      <text:list xml:id="list8559568523266358205" text:style-name="L1">
        <text:list-item>
          <text:list>
            <text:list-item>
              <text:p text:style-name="P4">Write code without having to define mappings in XML or create database tables</text:p>
            </text:list-item>
            <text:list-item>
              <text:p text:style-name="P4">Define objects in C# format</text:p>
            </text:list-item>
            <text:list-item>
              <text:p text:style-name="P4">Enables database persistence with no configuration</text:p>
            </text:list-item>
            <text:list-item>
              <text:p text:style-name="P4">Changes to code can be reflected (migrated) in the schema</text:p>
            </text:list-item>
            <text:list-item>
              <text:p text:style-name="P4">Data Annotations or Fluent API describe properties</text:p>
            </text:list-item>
          </text:list>
        </text:list-item>
      </text:list>
      <text:p text:style-name="P1"/>
      <text:p text:style-name="P1">Domain Classes (Models)</text:p>
      <text:list xml:id="list39342920" text:continue-numbering="true" text:style-name="L1">
        <text:list-item>
          <text:list>
            <text:list-item>
              <text:p text:style-name="P4">Bunch of normal C# classes (POCO – plain old C# object)</text:p>
              <text:list>
                <text:list-item>
                  <text:p text:style-name="P4">May contain navigation properties for table relationships</text:p>
                </text:list-item>
              </text:list>
            </text:list-item>
          </text:list>
        </text:list-item>
      </text:list>
      <text:list xml:id="list6498309592972068471" text:style-name="L2">
        <text:list-item>
          <text:list>
            <text:list-item>
              <text:p text:style-name="P5">Recommended to be in a separate class library</text:p>
              <text:p text:style-name="P5"/>
            </text:list-item>
          </text:list>
        </text:list-item>
      </text:list>
      <text:p text:style-name="P1">DbSet Type</text:p>
      <text:p text:style-name="P1"><text:tab/><text:span text:style-name="T1">Maps a collection of entities from a table</text:span></text:p>
      <text:p text:style-name="P2"><text:tab/>Set operations: Add, Attach, Remove, Find</text:p>
      <text:p text:style-name="P2"><text:tab/>DbContext contains multiple DbSet&lt;T&gt; properties</text:p>
      <text:p text:style-name="P2"/>
      <text:p text:style-name="P1">DbContext Class<text:tab/></text:p>
      <text:p text:style-name="P1"><text:tab/><text:span text:style-name="T1">Usually named after the database e.g. BlogDbContext, ForumDbContext</text:span></text:p>
      <text:p text:style-name="P2"><text:tab/>Inherits from DbContext</text:p>
      <text:p text:style-name="P2"><text:tab/>Manages model classes using DbSet&lt;T&gt; type</text:p>
      <text:p text:style-name="P2"><text:tab/>Implements identity tracking, change tracking</text:p>
      <text:p text:style-name="P2"><text:tab/>Provides API for CRUD operations and LINQ-based data access</text:p>
      <text:p text:style-name="P2"><text:tab/>Recommended to be in a separate class library</text:p>
      <text:list xml:id="list5683966315602977274" text:style-name="L3">
        <text:list-item>
          <text:list>
            <text:list-item>
              <text:list>
                <text:list-item>
                  <text:p text:style-name="P6">Don't forget to reference the EF Core library + any providers</text:p>
                </text:list-item>
              </text:list>
            </text:list-item>
          </text:list>
        </text:list-item>
      </text:list>
      <text:p text:style-name="P2"><text:tab/>Use several DbContext if you have too much models</text:p>
      <text:p text:style-name="P2"/>
      <text:p text:style-name="P1">DbQuery – readonly type for dealing with views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H36M12S</meta:editing-duration>
    <meta:editing-cycles>13</meta:editing-cycles>
    <meta:generator>OpenOffice/4.1.6$Win32 OpenOffice.org_project/416m1$Build-9790</meta:generator>
    <dc:date>2019-04-06T19:13:48.77</dc:date>
    <meta:document-statistic meta:table-count="0" meta:image-count="0" meta:object-count="0" meta:page-count="1" meta:paragraph-count="27" meta:word-count="195" meta:character-count="1189"/>
    <meta:user-defined meta:name="Info 1"/>
    <meta:user-defined meta:name="Info 2"/>
    <meta:user-defined meta:name="Info 3"/>
    <meta:user-defined meta:name="Info 4"/>
  </office:meta>
</office:document-meta>
</file>